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男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木、燃え尽きち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氷、溶けない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ううぅぅ～～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でちゃう・・・おしっこ・・・おしっこ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我慢できないよお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・・・おい、見てみろ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してるのバレちゃった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ここだ！　前より氷が薄くなってる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本当だ、これならいけるんじゃない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い、今度こそ角材の出番だぜ！　持って
　こ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やったるぜ！！　みんな、いくぞーーーっ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おー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ひゃ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っ！！　ぁっ、あんっ！！　だ、めぇ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ゆ、ゆらさ・・・な、いっ・・・でぇっ！！
　ひゃあぁぁ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・・・このままじゃ、氷が割れる前におしっこ
　・・・漏らしちゃう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氷が割れないと外に出られないし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ええぇぇ・・・どうしよう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割れるまで耐え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を制止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・・・！　も、もう少しで氷が割れそう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、我慢・・・我慢しなくち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・・・、あ、・・・ふうぅん・・・っ！！　ん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っ！　ぅぅっ、はぁうっ！！　あん！　あぁ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よっしゃあぁ！！　とうとうやったな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ふー！　本当に頑丈な氷だったぜ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さあ、お嬢ちゃん・・・ん？　お嬢ち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急に・・・お、おなかが・・・圧迫さ・・・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まで、氷内の空気は冷やされて気圧が
下がってい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氷が割れた今、ブロンシュの体表は
通常の気圧に戻ったことにより、相対的に
腹部が圧迫されたの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圧差による圧力はわずかであったが、
ギリギリで尿意に耐えてきたブロンシュに
とっては致命的であったの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あぁぁっ！！　出ちゃ、ぅ・・・っ、だ・・・
だめええぇぇーーー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ぁん・・・み、見ちゃ・・・だめぇ・・・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ううぅぅぅん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ぅ・・・ふぅ・・・っ</text:p>
          </table:table-cell>
          <table:table-cell table:style-name="ce0" office:value-type="string">
            <text:p>Map054</text:p>
          </table:table-cell>
          <table:table-cell table:style-name="ce0"/>
          <table:table-cell table:style-name="ce0" office:value-type="string">
            <text:p>Huu... huu...</text:p>
          </table:table-cell>
          <table:table-cell table:number-columns-repeated="1020"/>
        </table:table-row>
        <table:table-row>
          <table:table-cell table:style-name="ce0" office:value-type="string">
            <text:p>え、えへ・・・え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・・・あの・・・そのぉ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あんた、トイレ我慢してたのか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おおう・・・こいつぁ、なんと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
「びしょびしょ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あん！　い、言っちゃダメぇ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ブロンシュから離れろ、下衆ども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ぎゃーーーーー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以上揺らされたら・・・も、もう我慢
　できないよおぉ～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わわわっ！、み、みんなちょっとストップうぅ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ん？　どうしたんだ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もうちょっとで割れそうだよ！　あと少しの
　我慢だから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その、あ、あの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に揺らされたら・・・ぉ・・・ぉ・・・っこ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？　なに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ぇ・・・ぉ・・・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！　おしっこが・・・漏れちゃうのおぉ
ーー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うわぁお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、ずっと我慢してたの？　もう限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ふうぅぅ～！　は、はずかしいよぉ・・・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ぁっ、だ、だめぇ・・・もう・・・も、漏れちゃう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わあぁっ！！　が、が、がまんん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、ん・・・くぅっ、げ、げんかい・・・っ！！
　がまん・・・でき・・・なぃ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ここで・・・するしか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ス、スカートで・・・隠せば・・・み、み、見えない
　かな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っ、ほんとに、もう・・・だ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・・・みんな・・・み、見ない・・・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え・・・っ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んなの前で・・・おしっこ、しちゃってる
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、やあぁん・・・/////　はずかしいよおぉ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はずかしいけど・・・スッキリしたあぁ～～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ふうううぅぅ～～～～っ！！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目の前で美少女が野ション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たち
「ぐ、ぐはあああぁぁぁあああ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